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users.firstName" text:name="users.firstName"/>
        <text:user-field-decl office:value-type="string" office:string-value="users.lastName" text:name="users.lastName"/>
      </text:user-field-decls>
      <text:p text:style-name="Standard">Hello <text:user-field-get text:name="name">name</text:user-field-get></text:p>
      <text:p text:style-name="Standard"/>
      <text:p text:style-name="Standard"/>
      <text:p text:style-name="P1">Header</text:p>
      <text:p text:style-name="P1"/>
      <text:p text:style-name="P2">First name is <text:user-field-get text:name="users.firstName">users.firstName</text:user-field-get> last name is <text:user-field-get text:name="users.lastName">users.last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1T12:20:06</dc:date>
    <dc:creator>agori </dc:creator>
    <meta:editing-duration>PT2H1M20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1" meta:paragraph-count="3" meta:word-count="11" meta:character-count="73"/>
  </office:meta>
</office:document-meta>
</file>